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gexpMatcher.RegexpMatcher( String expre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gexpMatcher.calculateExac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gexpMatcher.isExac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gexpMatcher.matches( String inp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gexpPatternMatcher.newMatcher( String 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expPatternMatcher.RegexpPattern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